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anagementsamenvatting</text:h>
      <text:h text:style-name="P3" text:outline-level="1"><text:span text:style-name="T1">Activitybot Challenge</text:span></text:h>
      <text:p text:style-name="P1"><text:span text:style-name="T1"/></text:p>
      <text:p text:style-name="P1">Maze-Runner</text:p>
      <text:p text:style-name="P1"><draw:frame draw:style-name="fr1" draw:name="graphics1" text:anchor-type="as-char" svg:y="-14.647cm" svg:width="13.647cm" svg:height="13.647cm" draw:z-index="0"><draw:image xlink:href="http://www.parallax.com/sites/default/files/news/ActivityBot-History-02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2"/>
      <text:p text:style-name="P2">Organisatie:<text:tab/><text:tab/>Hogeschool Rotterdam</text:p>
      <text:p text:style-name="P2">Opdrachtgever:<text:tab/>L. Muilwijk &amp; E. van der Ven</text:p>
      <text:p text:style-name="P2">Plaats:<text:tab/><text:tab/><text:tab/>Rotterdam, 8-1-15</text:p>
      <text:p text:style-name="P2">Auters:<text:tab/><text:tab/><text:tab/>N. Flemming, S. de Reuver, <text:s/>W. van der Plas, V. Wernet, S. de Jonge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8T20:16:47.53</meta:creation-date>
    <dc:date>2015-01-08T20:31:32.03</dc:date>
    <meta:editing-duration>PT14M45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2" meta:paragraph-count="8" meta:word-count="33" meta:character-count="238"/>
  </office:meta>
</office:document-meta>
</file>